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text-properties officeooo:rsid="00085eda" officeooo:paragraph-rsid="00085eda"/>
    </style:style>
    <style:style style:name="P5" style:family="paragraph" style:parent-style-name="Subtitle">
      <style:text-properties officeooo:rsid="000a1ec0" officeooo:paragraph-rsid="000a1ec0"/>
    </style:style>
    <style:style style:name="P6" style:family="paragraph" style:parent-style-name="Text_20_body">
      <style:text-properties officeooo:rsid="000a1ec0" officeooo:paragraph-rsid="000a1ec0"/>
    </style:style>
    <style:style style:name="P7" style:family="paragraph" style:parent-style-name="Text_20_body">
      <style:paragraph-properties fo:break-before="page"/>
      <style:text-properties officeooo:rsid="000a1ec0" officeooo:paragraph-rsid="000a1ec0"/>
    </style:style>
    <style:style style:name="P8" style:family="paragraph" style:parent-style-name="Title">
      <style:text-properties officeooo:rsid="00085eda" officeooo:paragraph-rsid="00085eda"/>
    </style:style>
    <style:style style:name="P9" style:family="paragraph" style:parent-style-name="Title">
      <style:text-properties officeooo:rsid="000a1ec0" officeooo:paragraph-rsid="000a1ec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YSOKÉ UČENÍ TECHNICKÉ V BRNĚ</text:p>
      <text:p text:style-name="P4">FAKULTA INFORMAČNÍCH TECHNOLOGIÍ</text:p>
      <text:p text:style-name="P5">Microprocesorové a vestavěné systémy</text:p>
      <text:p text:style-name="P5">Dokumentace k projektu</text:p>
      <text:p text:style-name="P9">Zabezpečovací systém s detekcí pohybu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Obsah</text:p>
          </text:index-title>
          <text:p text:style-name="P2"><text:a xlink:type="simple" xlink:href="#__RefHeading___Toc2_1017429765" text:style-name="Index_20_Link" text:visited-style-name="Index_20_Link">1. Úvod<text:tab/>3</text:a></text:p>
          <text:p text:style-name="P2"><text:a xlink:type="simple" xlink:href="#__RefHeading___Toc4_1017429765" text:style-name="Index_20_Link" text:visited-style-name="Index_20_Link">2. Možnosti užití<text:tab/>3</text:a></text:p>
          <text:p text:style-name="P2"><text:a xlink:type="simple" xlink:href="#__RefHeading___Toc6_1017429765" text:style-name="Index_20_Link" text:visited-style-name="Index_20_Link">3. Implementace<text:tab/>3</text:a></text:p>
          <text:p text:style-name="P2"><text:a xlink:type="simple" xlink:href="#__RefHeading___Toc8_1017429765" text:style-name="Index_20_Link" text:visited-style-name="Index_20_Link">4. Závěr<text:tab/>3</text:a></text:p>
        </text:index-body>
      </text:table-of-content>
      <text:p text:style-name="P6"/>
      <text:h text:style-name="P1" text:outline-level="1"><text:bookmark-start text:name="__RefHeading___Toc2_1017429765"/>1. Úvod<text:bookmark-end text:name="__RefHeading___Toc2_1017429765"/></text:h>
      <text:h text:style-name="Heading_20_1" text:outline-level="1"><text:bookmark-start text:name="__RefHeading___Toc4_1017429765"/>2. Možnosti užití<text:bookmark-end text:name="__RefHeading___Toc4_1017429765"/></text:h>
      <text:h text:style-name="Heading_20_1" text:outline-level="1"><text:bookmark-start text:name="__RefHeading___Toc6_1017429765"/>3. Implementace<text:bookmark-end text:name="__RefHeading___Toc6_1017429765"/></text:h>
      <text:h text:style-name="Heading_20_1" text:outline-level="1"><text:bookmark-start text:name="__RefHeading___Toc8_1017429765"/>4. Závěr<text:bookmark-end text:name="__RefHeading___Toc8_1017429765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5:04:51.279846612</meta:creation-date>
    <dc:date>2024-12-05T15:17:21.185770701</dc:date>
    <meta:editing-duration>PT12M29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3" meta:paragraph-count="14" meta:word-count="43" meta:character-count="263" meta:non-whitespace-character-count="234"/>
  </office:meta>
</office:document-meta>
</file>